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99cc" draw:fill-color="#6699cc" draw:textarea-horizontal-align="justify" draw:textarea-vertical-align="middle" draw:auto-grow-height="false"/>
    </style:style>
    <style:style style:name="gr2" style:family="graphic" style:parent-style-name="standard">
      <style:graphic-properties svg:stroke-color="#6699cc" draw:textarea-horizontal-align="justify" draw:textarea-vertical-align="middle" draw:auto-grow-height="false"/>
    </style:style>
    <style:style style:name="gr3" style:family="graphic" style:parent-style-name="standard">
      <style:graphic-properties svg:stroke-color="#6699cc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6699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0.4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color="#6699cc" fo:font-size="22pt" style:font-size-asian="22pt" style:font-size-complex="22pt"/>
    </style:style>
    <style:style style:name="P4" style:family="paragraph">
      <style:text-properties fo:color="#6699cc" fo:font-size="16pt" style:font-size-asian="16pt" style:font-size-complex="16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start"/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color="#6699cc" fo:font-size="22pt" style:font-size-asian="22pt" style:font-size-complex="22pt"/>
    </style:style>
    <style:style style:name="T3" style:family="text">
      <style:text-properties fo:color="#6699cc" fo:font-size="16pt" style:font-size-asian="16pt" style:font-size-complex="16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3cm" svg:x="12.9cm" svg:y="4.2cm">
          <text:p text:style-name="P1"><text:span text:style-name="T1">asd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4cm" svg:height="1.1cm" svg:x="12.9cm" svg:y="2.2cm">
          <text:p text:style-name="P1"><text:span text:style-name="T1">asdf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1.3cm" svg:x="10.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1.3cm" svg:height="1.3cm" svg:x="10.3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10.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1" draw:layer="layout" svg:width="6cm" svg:height="2.9cm" svg:x="13.1cm" svg:y="8.2cm">
          <text:p text:style-name="P1"><text:span text:style-name="T1">asdf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cm" svg:height="1.119cm" svg:x="6.7cm" svg:y="2.181cm">
          <draw:text-box>
            <text:p text:style-name="P3"><text:span text:style-name="T2">asdf</text:span></text:p>
          </draw:text-box>
        </draw:frame>
        <draw:frame draw:style-name="gr6" draw:text-style-name="P4" draw:layer="layout" svg:width="1.6cm" svg:height="0.886cm" svg:x="7.1cm" svg:y="5.2cm">
          <draw:text-box>
            <text:p text:style-name="P4"><text:span text:style-name="T3">asdf</text:span></text:p>
          </draw:text-box>
        </draw:frame>
        <draw:frame draw:style-name="gr7" draw:text-style-name="P5" draw:layer="layout" svg:width="1.366cm" svg:height="0.763cm" svg:x="7.4cm" svg:y="9.237cm">
          <draw:text-box>
            <text:p text:style-name="P5"><text:span text:style-name="T4">asdf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6.4cm" svg:height="1.1cm" svg:x="3.3cm" svg:y="7.7cm">
          <text:p text:style-name="P1"><text:span text:style-name="T1">Fill kett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9.6cm">
          <text:p text:style-name="P1"><text:span text:style-name="T1">Turn on kett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1.5cm">
          <text:p text:style-name="P1"><text:span text:style-name="T1">Wait until boil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3.4cm">
          <text:p text:style-name="P1"><text:span text:style-name="T1">Pour water into cu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1.3cm" svg:x="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1.3cm" svg:height="1.3cm" svg:x="5.9cm" svg:y="15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6.3cm" svg:y="1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2" draw:layer="layout" svg:x1="6.5cm" svg:y1="6.9cm" svg:x2="6.5cm" svg:y2="7.7cm">
          <text:p/>
        </draw:line>
        <draw:line draw:style-name="gr8" draw:text-style-name="P2" draw:layer="layout" svg:x1="6.5cm" svg:y1="8.8cm" svg:x2="6.5cm" svg:y2="9.6cm">
          <text:p/>
        </draw:line>
        <draw:line draw:style-name="gr8" draw:text-style-name="P2" draw:layer="layout" svg:x1="6.5cm" svg:y1="10.7cm" svg:x2="6.5cm" svg:y2="11.5cm">
          <text:p/>
        </draw:line>
        <draw:line draw:style-name="gr8" draw:text-style-name="P2" draw:layer="layout" svg:x1="6.5cm" svg:y1="12.6cm" svg:x2="6.5cm" svg:y2="13.4cm">
          <text:p/>
        </draw:line>
        <draw:line draw:style-name="gr8" draw:text-style-name="P2" draw:layer="layout" svg:x1="6.5cm" svg:y1="14.5cm" svg:x2="6.5cm" svg:y2="15.3cm">
          <text:p/>
        </draw:line>
        <draw:custom-shape draw:style-name="gr4" draw:text-style-name="P6" draw:layer="layout" svg:width="7.2cm" svg:height="3.3cm" svg:x="11.2cm" svg:y="5.5cm">
          <text:p text:style-name="P6"><text:span text:style-name="T1">fill_kettle()</text:span></text:p>
          <text:p text:style-name="P6"><text:span text:style-name="T1">turn_on_kettle()</text:span></text:p>
          <text:p text:style-name="P6"><text:span text:style-name="T1">wait_until_boiled()</text:span></text:p>
          <text:p text:style-name="P6"><text:span text:style-name="T1">pour_water_into_cup()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7.6cm" svg:height="1.119cm" svg:x="6cm" svg:y="1.981cm">
          <draw:text-box>
            <text:p text:style-name="P3"><text:span text:style-name="T2">Simple program flow</text:span></text:p>
          </draw:text-box>
        </draw:frame>
        <draw:frame draw:style-name="gr6" draw:text-style-name="P4" draw:layer="layout" svg:width="2.9cm" svg:height="0.886cm" svg:x="11.3cm" svg:y="4.414cm">
          <draw:text-box>
            <text:p text:style-name="P4"><text:span text:style-name="T3">Python 3:</text:span></text:p>
          </draw:text-box>
        </draw:frame>
        <draw:frame draw:style-name="gr6" draw:text-style-name="P4" draw:layer="layout" svg:width="3.1cm" svg:height="0.886cm" svg:x="2.3cm" svg:y="4.4cm">
          <draw:text-box>
            <text:p text:style-name="P4"><text:span text:style-name="T3">Flowchart:</text:span></text:p>
          </draw:text-box>
        </draw:frame>
        <draw:frame draw:style-name="gr6" draw:text-style-name="P4" draw:layer="layout" svg:width="7.2cm" svg:height="0.886cm" svg:x="6.2cm" svg:y="2.9cm">
          <draw:text-box>
            <text:p text:style-name="P4"><text:span text:style-name="T3">“</text:span><text:span text:style-name="T3">Step-by-step instructions”</text:span></text:p>
          </draw:text-box>
        </draw:frame>
      </draw:page>
      <draw:page draw:name="page3" draw:style-name="dp1" draw:master-page-name="Default">
        <draw:frame draw:style-name="gr5" draw:text-style-name="P3" draw:layer="layout" svg:width="8.7cm" svg:height="1.119cm" svg:x="5.6cm" svg:y="1.981cm">
          <draw:text-box>
            <text:p text:style-name="P3"><text:span text:style-name="T2">Flow control: Branching</text:span></text:p>
          </draw:text-box>
        </draw:frame>
        <draw:frame draw:style-name="gr6" draw:text-style-name="P4" draw:layer="layout" svg:width="5.3cm" svg:height="0.886cm" svg:x="7.1cm" svg:y="2.9cm">
          <draw:text-box>
            <text:p text:style-name="P4"><text:span text:style-name="T3">“</text:span><text:span text:style-name="T3">Making decisions”</text:span></text:p>
          </draw:text-box>
        </draw:frame>
        <draw:custom-shape draw:style-name="gr1" draw:text-style-name="P1" draw:layer="layout" svg:width="6.4cm" svg:height="1.1cm" svg:x="3.3cm" svg:y="10.6cm">
          <text:p text:style-name="P1"><text:span text:style-name="T1">Fill kett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2.5cm">
          <text:p text:style-name="P1"><text:span text:style-name="T1">Turn on kett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4.4cm">
          <text:p text:style-name="P1"><text:span text:style-name="T1">Wait until boile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6.3cm">
          <text:p text:style-name="P1"><text:span text:style-name="T1">Pour water into cu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1.3cm" svg:x="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1.3cm" svg:height="1.3cm" svg:x="5.9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6.3cm" svg:y="1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2" draw:layer="layout" svg:x1="6.5cm" svg:y1="9.8cm" svg:x2="6.5cm" svg:y2="10.6cm">
          <text:p/>
        </draw:line>
        <draw:line draw:style-name="gr8" draw:text-style-name="P2" draw:layer="layout" svg:x1="6.5cm" svg:y1="11.7cm" svg:x2="6.5cm" svg:y2="12.5cm">
          <text:p/>
        </draw:line>
        <draw:line draw:style-name="gr8" draw:text-style-name="P2" draw:layer="layout" svg:x1="6.5cm" svg:y1="13.6cm" svg:x2="6.5cm" svg:y2="14.4cm">
          <text:p/>
        </draw:line>
        <draw:line draw:style-name="gr8" draw:text-style-name="P2" draw:layer="layout" svg:x1="6.5cm" svg:y1="15.5cm" svg:x2="6.5cm" svg:y2="16.3cm">
          <text:p/>
        </draw:line>
        <draw:line draw:style-name="gr8" draw:text-style-name="P2" draw:layer="layout" svg:x1="6.5cm" svg:y1="17.4cm" svg:x2="6.5cm" svg:y2="18.2cm">
          <text:p/>
        </draw:line>
        <draw:frame draw:style-name="gr6" draw:text-style-name="P4" draw:layer="layout" svg:width="3.1cm" svg:height="0.886cm" svg:x="2.3cm" svg:y="4.4cm">
          <draw:text-box>
            <text:p text:style-name="P4"><text:span text:style-name="T3">Flowchart:</text:span></text:p>
          </draw:text-box>
        </draw:frame>
        <draw:custom-shape draw:style-name="gr4" draw:text-style-name="P6" draw:layer="layout" svg:width="7.2cm" svg:height="4cm" svg:x="11.2cm" svg:y="5.5cm">
          <text:p text:style-name="P6"><text:span text:style-name="T5">if</text:span><text:span text:style-name="T1"> kettle_is_empty():</text:span></text:p>
          <text:p text:style-name="P6"><text:span text:style-name="T1"><text:tab/></text:span><text:span text:style-name="T1">fill_kettle()</text:span></text:p>
          <text:p text:style-name="P6"><text:span text:style-name="T1">turn_on_kettle()</text:span></text:p>
          <text:p text:style-name="P6"><text:span text:style-name="T1">wait_until_boiled()</text:span></text:p>
          <text:p text:style-name="P6"><text:span text:style-name="T1">pour_water_into_cup()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9cm" svg:height="0.886cm" svg:x="11.3cm" svg:y="4.414cm">
          <draw:text-box>
            <text:p text:style-name="P4"><text:span text:style-name="T3">Python 3:</text:span></text:p>
          </draw:text-box>
        </draw:frame>
        <draw:custom-shape draw:style-name="gr1" draw:text-style-name="P1" draw:layer="layout" svg:width="5.5cm" svg:height="2.2cm" svg:x="3.8cm" svg:y="7.6cm">
          <text:p text:style-name="P1"><text:span text:style-name="T1">Is kettle</text:span></text:p>
          <text:p text:style-name="P1"><text:span text:style-name="T1">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6.5cm" svg:y1="6.9cm" svg:x2="6.5cm" svg:y2="7.7cm">
          <text:p/>
        </draw:line>
        <draw:line draw:style-name="gr8" draw:text-style-name="P2" draw:layer="layout" svg:x1="2.4cm" svg:y1="13.1cm" svg:x2="3.3cm" svg:y2="13.1cm">
          <text:p/>
        </draw:line>
        <draw:line draw:style-name="gr9" draw:text-style-name="P2" draw:layer="layout" svg:x1="2.4cm" svg:y1="13.1cm" svg:x2="2.4cm" svg:y2="8.7cm">
          <text:p/>
        </draw:line>
        <draw:line draw:style-name="gr9" draw:text-style-name="P2" draw:layer="layout" svg:x1="2.4cm" svg:y1="8.7cm" svg:x2="3.8cm" svg:y2="8.7cm">
          <text:p/>
        </draw:line>
        <draw:frame draw:style-name="gr7" draw:text-style-name="P5" draw:layer="layout" svg:width="1.213cm" svg:height="0.763cm" svg:x="6.534cm" svg:y="9.7cm">
          <draw:text-box>
            <text:p text:style-name="P5"><text:span text:style-name="T4">yes</text:span></text:p>
          </draw:text-box>
        </draw:frame>
        <draw:frame draw:style-name="gr7" draw:text-style-name="P5" draw:layer="layout" svg:width="1.01cm" svg:height="0.763cm" svg:x="2.534cm" svg:y="8.037cm">
          <draw:text-box>
            <text:p text:style-name="P5"><text:span text:style-name="T4">no</text:span></text:p>
          </draw:text-box>
        </draw:frame>
      </draw:page>
      <draw:page draw:name="page4" draw:style-name="dp1" draw:master-page-name="Default">
        <draw:frame draw:style-name="gr5" draw:text-style-name="P3" draw:layer="layout" svg:width="8.7cm" svg:height="1.119cm" svg:x="5.6cm" svg:y="1.982cm">
          <draw:text-box>
            <text:p text:style-name="P3"><text:span text:style-name="T2">Flow control: Looping</text:span></text:p>
          </draw:text-box>
        </draw:frame>
        <draw:frame draw:style-name="gr6" draw:text-style-name="P4" draw:layer="layout" svg:width="6.8cm" svg:height="0.886cm" svg:x="6.1cm" svg:y="2.901cm">
          <draw:text-box>
            <text:p text:style-name="P4"><text:span text:style-name="T3">“</text:span><text:span text:style-name="T3">Doing things repeatedly”</text:span></text:p>
          </draw:text-box>
        </draw:frame>
        <draw:custom-shape draw:style-name="gr1" draw:text-style-name="P1" draw:layer="layout" svg:width="6.4cm" svg:height="1.1cm" svg:x="3.3cm" svg:y="10.601cm">
          <text:p text:style-name="P1"><text:span text:style-name="T1">Fill kett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2.501cm">
          <text:p text:style-name="P1"><text:span text:style-name="T1">Turn on kettl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1.1cm" svg:x="3.3cm" svg:y="17.701cm">
          <text:p text:style-name="P1"><text:span text:style-name="T1">Pour water into cup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cm" svg:height="1.3cm" svg:x="5.8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1.3cm" svg:height="1.3cm" svg:x="5.9cm" svg:y="19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cm" svg:height="0.5cm" svg:x="6.3cm" svg:y="2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2" draw:layer="layout" svg:x1="6.5cm" svg:y1="9.801cm" svg:x2="6.5cm" svg:y2="10.601cm">
          <text:p/>
        </draw:line>
        <draw:line draw:style-name="gr8" draw:text-style-name="P2" draw:layer="layout" svg:x1="6.5cm" svg:y1="11.701cm" svg:x2="6.5cm" svg:y2="12.501cm">
          <text:p/>
        </draw:line>
        <draw:line draw:style-name="gr8" draw:text-style-name="P2" draw:layer="layout" svg:x1="6.5cm" svg:y1="13.601cm" svg:x2="6.5cm" svg:y2="14.7cm">
          <text:p/>
        </draw:line>
        <draw:line draw:style-name="gr8" draw:text-style-name="P2" draw:layer="layout" svg:x1="6.5cm" svg:y1="18.801cm" svg:x2="6.5cm" svg:y2="19.601cm">
          <text:p/>
        </draw:line>
        <draw:frame draw:style-name="gr6" draw:text-style-name="P4" draw:layer="layout" svg:width="3.1cm" svg:height="0.886cm" svg:x="2.3cm" svg:y="4.401cm">
          <draw:text-box>
            <text:p text:style-name="P4"><text:span text:style-name="T3">Flowchart:</text:span></text:p>
          </draw:text-box>
        </draw:frame>
        <draw:custom-shape draw:style-name="gr4" draw:text-style-name="P6" draw:layer="layout" svg:width="8.1cm" svg:height="4.699cm" svg:x="10.7cm" svg:y="5.501cm">
          <text:p text:style-name="P6"><text:span text:style-name="T5">if</text:span><text:span text:style-name="T1"> kettle_is_empty():</text:span></text:p>
          <text:p text:style-name="P6"><text:span text:style-name="T1"><text:tab/></text:span><text:span text:style-name="T1">fill_kettle()</text:span></text:p>
          <text:p text:style-name="P6"><text:span text:style-name="T1">turn_on_kettle()</text:span></text:p>
          <text:p text:style-name="P6"><text:span text:style-name="T5">while</text:span><text:span text:style-name="T1"> not kettle_is_boiled():</text:span></text:p>
          <text:p text:style-name="P6"><text:span text:style-name="T1"><text:tab/></text:span><text:span text:style-name="T1">twiddle_thumbs()</text:span></text:p>
          <text:p text:style-name="P6"><text:span text:style-name="T1">pour_water_into_cup()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9cm" svg:height="0.886cm" svg:x="11cm" svg:y="4.415cm">
          <draw:text-box>
            <text:p text:style-name="P4"><text:span text:style-name="T3">Python 3:</text:span></text:p>
          </draw:text-box>
        </draw:frame>
        <draw:custom-shape draw:style-name="gr1" draw:text-style-name="P1" draw:layer="layout" svg:width="5.5cm" svg:height="2.2cm" svg:x="3.8cm" svg:y="7.601cm">
          <text:p text:style-name="P1"><text:span text:style-name="T1">Is kettle</text:span></text:p>
          <text:p text:style-name="P1"><text:span text:style-name="T1">emp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6.5cm" svg:y1="6.901cm" svg:x2="6.5cm" svg:y2="7.701cm">
          <text:p/>
        </draw:line>
        <draw:line draw:style-name="gr8" draw:text-style-name="P2" draw:layer="layout" svg:x1="2.4cm" svg:y1="13.101cm" svg:x2="3.3cm" svg:y2="13.101cm">
          <text:p/>
        </draw:line>
        <draw:line draw:style-name="gr9" draw:text-style-name="P2" draw:layer="layout" svg:x1="2.4cm" svg:y1="13.101cm" svg:x2="2.4cm" svg:y2="8.701cm">
          <text:p/>
        </draw:line>
        <draw:line draw:style-name="gr9" draw:text-style-name="P2" draw:layer="layout" svg:x1="2.4cm" svg:y1="8.701cm" svg:x2="3.8cm" svg:y2="8.701cm">
          <text:p/>
        </draw:line>
        <draw:frame draw:style-name="gr7" draw:text-style-name="P5" draw:layer="layout" svg:width="1.213cm" svg:height="0.763cm" svg:x="6.534cm" svg:y="9.701cm">
          <draw:text-box>
            <text:p text:style-name="P5"><text:span text:style-name="T4">yes</text:span></text:p>
          </draw:text-box>
        </draw:frame>
        <draw:frame draw:style-name="gr7" draw:text-style-name="P5" draw:layer="layout" svg:width="1.01cm" svg:height="0.763cm" svg:x="2.534cm" svg:y="8.038cm">
          <draw:text-box>
            <text:p text:style-name="P5"><text:span text:style-name="T4">no</text:span></text:p>
          </draw:text-box>
        </draw:frame>
        <draw:line draw:style-name="gr8" draw:text-style-name="P2" draw:layer="layout" svg:x1="6.5cm" svg:y1="16.901cm" svg:x2="6.5cm" svg:y2="17.701cm">
          <text:p/>
        </draw:line>
        <draw:custom-shape draw:style-name="gr1" draw:text-style-name="P1" draw:layer="layout" svg:width="5.5cm" svg:height="2.2cm" svg:x="3.8cm" svg:y="14.701cm">
          <text:p text:style-name="P1"><text:span text:style-name="T1">Is kettle</text:span></text:p>
          <text:p text:style-name="P1"><text:span text:style-name="T1">boil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5" draw:layer="layout" svg:width="1.266cm" svg:height="0.763cm" svg:x="6.534cm" svg:y="16.801cm">
          <draw:text-box>
            <text:p text:style-name="P5"><text:span text:style-name="T4">yes</text:span></text:p>
          </draw:text-box>
        </draw:frame>
        <draw:frame draw:style-name="gr11" draw:text-style-name="P5" draw:layer="layout" svg:width="1.266cm" svg:height="0.763cm" svg:x="9.334cm" svg:y="15.138cm">
          <draw:text-box>
            <text:p text:style-name="P5"><text:span text:style-name="T4">no</text:span></text:p>
          </draw:text-box>
        </draw:frame>
        <draw:line draw:style-name="gr8" draw:text-style-name="P2" draw:layer="layout" svg:x1="9.3cm" svg:y1="15.8cm" svg:x2="10.8cm" svg:y2="15.8cm">
          <text:p/>
        </draw:line>
        <draw:custom-shape draw:style-name="gr1" draw:text-style-name="P1" draw:layer="layout" svg:width="5.1cm" svg:height="1.1cm" svg:x="10.8cm" svg:y="15.201cm">
          <text:p text:style-name="P1"><text:span text:style-name="T1">Twiddle thumbs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13.5cm" svg:y1="14cm" svg:x2="6.5cm" svg:y2="14cm">
          <text:p/>
        </draw:line>
        <draw:line draw:style-name="gr9" draw:text-style-name="P2" draw:layer="layout" svg:x1="13.5cm" svg:y1="15.2cm" svg:x2="13.5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1T10:03:12.478845174</meta:creation-date>
    <dc:date>2014-03-01T10:34:10.403006234</dc:date>
    <meta:editing-duration>PT15M46S</meta:editing-duration>
    <meta:editing-cycles>4</meta:editing-cycles>
    <meta:generator>LibreOffice/4.1.3.2$Linux_X86_64 LibreOffice_project/410m0$Build-2</meta:generator>
    <meta:document-statistic meta:object-count="84"/>
  </office:meta>
</office:document-meta>
</file>